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DAE9D9FEF03787C30B.png" manifest:media-type="image/png"/>
  <manifest:file-entry manifest:full-path="Pictures/10000001000001DA000001DA990FCD7F1C7C03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0%" draw:contrast="3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30%" draw:contrast="30%" draw:gamma="100%" draw:red="-3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cm" svg:height="1.4cm" svg:x="1.7cm" svg:y="2cm">
          <draw:image xlink:href="Pictures/10000001000001DA000001DA990FCD7F1C7C03C0.png" xlink:type="simple" xlink:show="embed" xlink:actuate="onLoad" draw:mime-type="image/png">
            <text:p/>
          </draw:image>
        </draw:frame>
        <draw:frame draw:style-name="gr2" draw:text-style-name="P1" draw:layer="layout" svg:width="1.4cm" svg:height="1.4cm" svg:x="1.7cm" svg:y="3.7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measurelines" svg:width="1.4cm" svg:height="1.4cm" svg:x="3.5cm" svg:y="2cm">
          <draw:image xlink:href="Pictures/10000001000001DA000001DA990FCD7F1C7C03C0.png" xlink:type="simple" xlink:show="embed" xlink:actuate="onLoad" draw:mime-type="image/png">
            <text:p/>
          </draw:image>
        </draw:frame>
        <draw:frame draw:style-name="gr2" draw:text-style-name="P1" draw:layer="measurelines" svg:width="1.4cm" svg:height="1.4cm" svg:x="3.5cm" svg:y="3.7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measurelines" svg:width="1.4cm" svg:height="1.4cm" svg:x="5.4cm" svg:y="2cm">
          <draw:image xlink:href="Pictures/10000001000001DA000001DA990FCD7F1C7C03C0.png" xlink:type="simple" xlink:show="embed" xlink:actuate="onLoad" draw:mime-type="image/png">
            <text:p/>
          </draw:image>
        </draw:frame>
        <draw:frame draw:style-name="gr2" draw:text-style-name="P1" draw:layer="measurelines" svg:width="1.4cm" svg:height="1.4cm" svg:x="5.4cm" svg:y="3.7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measurelines" svg:width="1.4cm" svg:height="1.4cm" svg:x="7.2cm" svg:y="2cm">
          <draw:image xlink:href="Pictures/10000001000001DA000001DA990FCD7F1C7C03C0.png" xlink:type="simple" xlink:show="embed" xlink:actuate="onLoad" draw:mime-type="image/png">
            <text:p/>
          </draw:image>
        </draw:frame>
        <draw:frame draw:style-name="gr2" draw:text-style-name="P1" draw:layer="measurelines" svg:width="1.4cm" svg:height="1.4cm" svg:x="7.2cm" svg:y="3.7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measurelines" svg:width="1.4cm" svg:height="1.4cm" svg:x="9.1cm" svg:y="2cm">
          <draw:image xlink:href="Pictures/10000001000001DA000001DA990FCD7F1C7C03C0.png" xlink:type="simple" xlink:show="embed" xlink:actuate="onLoad" draw:mime-type="image/png">
            <text:p/>
          </draw:image>
        </draw:frame>
        <draw:frame draw:style-name="gr2" draw:text-style-name="P1" draw:layer="measurelines" svg:width="1.4cm" svg:height="1.4cm" svg:x="9.1cm" svg:y="3.7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measurelines" svg:width="1.4cm" svg:height="1.4cm" svg:x="10.9cm" svg:y="2cm">
          <draw:image xlink:href="Pictures/10000001000001DA000001DA990FCD7F1C7C03C0.png" xlink:type="simple" xlink:show="embed" xlink:actuate="onLoad" draw:mime-type="image/png">
            <text:p/>
          </draw:image>
        </draw:frame>
        <draw:frame draw:style-name="gr2" draw:text-style-name="P1" draw:layer="measurelines" svg:width="1.4cm" svg:height="1.4cm" svg:x="10.9cm" svg:y="3.7cm">
          <draw:image xlink:href="Pictures/10000001000001DA000001DAE9D9FEF03787C30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2-25T12:40:54.046981064</meta:creation-date>
    <dc:date>2019-12-20T18:16:58.027601288</dc:date>
    <meta:editing-duration>PT8H58M49S</meta:editing-duration>
    <meta:editing-cycles>4</meta:editing-cycles>
    <meta:generator>LibreOffice/7.3.7.2$Linux_X86_64 LibreOffice_project/30$Build-2</meta:generator>
    <meta:print-date>2019-12-20T13:59:15.494347035</meta:print-date>
    <meta:document-statistic meta:object-count="12"/>
  </office:meta>
</office:document-meta>
</file>